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Sense of it</text:h>
      <text:p text:style-name="Text_20_body">I only write poems on the bus anymore.<text:line-break/>I sit far in the back to be alone.<text:line-break/>I mark black things on white things in a black thing.<text:line-break/>I try to make sense of it.</text:p>
      <text:p text:style-name="Text_20_body">Every time I see a plastic bag in the wind I think:<text:line-break/>This is the most beautiful thing I've ever seen.<text:line-break/>Most of my life I relate to something on the TV:<text:line-break/>This is how I try to make sense of it.</text:p>
      <text:p text:style-name="Text_20_body">The Talking Heads song "Stop Making Sense"<text:line-break/>is about a girlfriend caught cheating and willed oblivion.<text:line-break/>The song's real title is "Girlfriend is Better"<text:line-break/>but lying about it is a way I try to make sense of it.</text:p>
      <text:p text:style-name="Text_20_body">The day after I lost her I found you again.<text:line-break/>Your face made a plastic bag of my heart.<text:line-break/>Your eyes were the wind pushing the bus forward.<text:line-break/>I couldn't make sense of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nse of it</dc:title>
  </office:meta>
</office:document-meta>
</file>